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2476f" officeooo:paragraph-rsid="0012476f"/>
    </style:style>
    <style:style style:name="P2" style:family="paragraph" style:parent-style-name="Standard">
      <style:paragraph-properties fo:text-align="start" style:justify-single-word="false"/>
      <style:text-properties officeooo:rsid="0012476f" officeooo:paragraph-rsid="0012476f"/>
    </style:style>
    <style:style style:name="P3" style:family="paragraph" style:parent-style-name="Standard">
      <style:paragraph-properties fo:text-align="start" style:justify-single-word="false"/>
      <style:text-properties officeooo:rsid="0013210c" officeooo:paragraph-rsid="0013210c"/>
    </style:style>
    <style:style style:name="P4" style:family="paragraph" style:parent-style-name="Standard">
      <style:paragraph-properties fo:text-align="start" style:justify-single-word="false"/>
      <style:text-properties officeooo:rsid="0015eb1f" officeooo:paragraph-rsid="0015eb1f"/>
    </style:style>
    <style:style style:name="P5" style:family="paragraph" style:parent-style-name="Standard">
      <style:paragraph-properties fo:text-align="start" style:justify-single-word="false"/>
      <style:text-properties officeooo:rsid="0015eb1f" officeooo:paragraph-rsid="00177cec"/>
    </style:style>
    <style:style style:name="T1" style:family="text">
      <style:text-properties officeooo:rsid="0013210c"/>
    </style:style>
    <style:style style:name="T2" style:family="text">
      <style:text-properties officeooo:rsid="0015cc34"/>
    </style:style>
    <style:style style:name="T3" style:family="text">
      <style:text-properties style:text-position="super 58%" officeooo:rsid="0015cc34"/>
    </style:style>
    <style:style style:name="T4" style:family="text">
      <style:text-properties style:text-position="super 58%" officeooo:rsid="00175e12"/>
    </style:style>
    <style:style style:name="T5" style:family="text">
      <style:text-properties style:text-position="0% 100%"/>
    </style:style>
    <style:style style:name="T6" style:family="text">
      <style:text-properties style:text-position="0% 100%" officeooo:rsid="0015cc34"/>
    </style:style>
    <style:style style:name="T7" style:family="text">
      <style:text-properties style:text-position="0% 100%" officeooo:rsid="00175e12"/>
    </style:style>
    <style:style style:name="T8" style:family="text">
      <style:text-properties style:text-position="0% 100%" officeooo:rsid="00177cec"/>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hm Analysis</text:p>
      <text:p text:style-name="P1"/>
      <text:p text:style-name="P2">In a separate document (to be submitted as a PDF), write up your hypotheses (3 per algorithm):</text:p>
      <text:p text:style-name="P2">describe what you think the running time will look like O(n)? O(n<text:span text:style-name="T3">2</text:span><text:span text:style-name="T6">)</text:span>? O(n<text:span text:style-name="T3">3</text:span>)? on each data set, and explain brie<text:span text:style-name="T1">l</text:span>y why you think that. As long as your ideas make sense, and you do the analysis prior</text:p>
      <text:p text:style-name="P2">to benchmarking , you will receive full credit on the hypotheses. There will be a separate submission</text:p>
      <text:p text:style-name="P2">link on Canvas. [5 points]</text:p>
      <text:p text:style-name="P2"/>
      <text:p text:style-name="P3">1. For Insertion Sort:</text:p>
      <text:p text:style-name="P3"/>
      <text:p text:style-name="P3"><text:tab/>a. Given the data set which is divided in half with 0’s and 1’s, insertion sort would look for the minimum each pass through, and since half of the data set is equal to the minimum, <text:span text:style-name="T2">then it would only require that half of the data members be swapped. Thus, the worst-case runtime complexity is ~O(n</text:span><text:span text:style-name="T3">2</text:span><text:span text:style-name="T6">/4) for a reverse-sorted data set.</text:span></text:p>
      <text:p text:style-name="P3"/>
      <text:p text:style-name="P3"><text:tab/><text:span text:style-name="T2">b. Given a data set where half of its members are equal to the minimum, that for each half of the remainder (recursively until 0), the previous data series’ value is incremented by 1, and that the larger numbers will repeat ½ the number of times of the next lower number, it is likely that, once the lower numbers are in their final sorted position, that the higher numbers will be sorted as well. Therefore, I would hypothesize that the worst-case runtime complexity of insertion sort for this data set will be O(n</text:span><text:span text:style-name="T3">2</text:span><text:span text:style-name="T6">/3).</text:span></text:p>
      <text:p text:style-name="P3"><text:span text:style-name="T6"/></text:p>
      <text:p text:style-name="P3"><text:span text:style-name="T6">c. Given a data set where half of its members are equal to the minimum and the other half are randomly generated integers, I would anticipate a worst-case runtime complexity of ~O(n</text:span><text:span text:style-name="T3">2</text:span><text:span text:style-name="T6">/2).</text:span></text:p>
      <text:p text:style-name="P3"><text:span text:style-name="T6"/></text:p>
      <text:p text:style-name="P4"><text:span text:style-name="T6"/></text:p>
      <text:p text:style-name="P4"><text:span text:style-name="T6">2. </text:span><text:span text:style-name="T5">For Shell Sort:</text:span></text:p>
      <text:p text:style-name="P4"><text:span text:style-name="T5"/></text:p>
      <text:p text:style-name="P4"><text:span text:style-name="T5"><text:tab/>a. Given a data set which is half the minimum and the other half is the minimum + 1, Given that shell sort broadcasts exchanges over greater distance each pass, I would anticipate n/3 exchanges thus a <text:s text:c="2"/>worst-case runtime complexity of ~O(n log n).</text:span></text:p>
      <text:p text:style-name="P4"><text:span text:style-name="T5"/></text:p>
      <text:p text:style-name="P5"><text:span text:style-name="T5"><text:tab/>b. </text:span><text:span text:style-name="T6">Given a data set where half of its members are equal to the minimum, that for each half of the remainder (recursively until 0), the previous data series’ value is incremented by 1, and that the larger numbers will repeat ½ the number of times of the next lower number;</text:span><text:span text:style-name="T5"> </text:span><text:span text:style-name="T8">a</text:span><text:span text:style-name="T5">s the member keys grow, they repeat half as many times as the previous key. Given that shell sort casts its insertions over a greater distance with each pass, once the min values were sorted, it is likely that the higher values are nearly sorted. In other words, the number of exchanges could be expressed as: </text:span><text:span text:style-name="T5"><draw:frame draw:style-name="fr1" draw:name="Object1" text:anchor-type="as-char" svg:y="-0.2807in" svg:width="0.7835in" svg:height="0.4484in" draw:z-index="0"><draw:object xlink:href="./Object 1" xlink:type="simple" xlink:show="embed" xlink:actuate="onLoad"/><draw:image xlink:href="./ObjectReplacements/Object 1" xlink:type="simple" xlink:show="embed" xlink:actuate="onLoad"/></draw:frame></text:span><text:span text:style-name="T7">for k in range (n // 2). This equivalates to O(n</text:span><text:span text:style-name="T4">3/2</text:span><text:span text:style-name="T7">).</text:span></text:p>
      <text:p text:style-name="P4"><text:span text:style-name="T7"/></text:p>
      <text:p text:style-name="P4"><text:span text:style-name="T7"><text:tab/>c. Given a data set in which half of its members are equal to the minimum and the other half are randomly generated integers, this data sets worst-case runtime complexity is bounded by O(n</text:span><text:span text:style-name="T4">3/2</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20:59:37.978684993</meta:creation-date>
    <dc:date>2019-09-11T19:19:05.654190327</dc:date>
    <meta:editing-duration>PT2H38M34S</meta:editing-duration>
    <meta:editing-cycles>4</meta:editing-cycles>
    <meta:generator>LibreOffice/6.2.6.2$Linux_X86_64 LibreOffice_project/20$Build-2</meta:generator>
    <meta:document-statistic meta:table-count="0" meta:image-count="0" meta:object-count="1" meta:page-count="1" meta:paragraph-count="13" meta:word-count="468" meta:character-count="2596" meta:non-whitespace-character-count="2134"/>
  </office:meta>
</office:document-meta>
</file>

<file path=Object 1/content.xml><?xml version="1.0" encoding="utf-8"?>
<math xmlns="http://www.w3.org/1998/Math/MathML" display="block">
  <semantics>
    <mrow>
      <munderover>
        <mo stretchy="false">∑</mo>
        <mrow>
          <mi>i</mi>
          <mo stretchy="false">=</mo>
          <mn>0</mn>
        </mrow>
        <mrow>
          <mi>n</mi>
          <mo stretchy="false">−</mo>
          <mn>1</mn>
        </mrow>
      </munderover>
      <mrow>
        <msup>
          <mrow>
            <mo fence="true" stretchy="false">(</mo>
            <mrow>
              <mfrac>
                <mn>1</mn>
                <mn>2</mn>
              </mfrac>
            </mrow>
            <mo fence="true" stretchy="false">)</mo>
          </mrow>
          <mi>k</mi>
        </msup>
        <mo stretchy="false">∗</mo>
        <mi>n</mi>
      </mrow>
    </mrow>
    <annotation encoding="StarMath 5.0">sum from { { i = 0 } } to { n - 1 } {(1 over 2)^k*n}</annotation>
  </semantics>
</math>
</file>